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786e" officeooo:paragraph-rsid="0011786e"/>
    </style:style>
    <style:style style:name="P2" style:family="paragraph" style:parent-style-name="Standard">
      <style:paragraph-properties fo:text-align="center" style:justify-single-word="false"/>
      <style:text-properties officeooo:rsid="0011786e" officeooo:paragraph-rsid="0011786e"/>
    </style:style>
    <style:style style:name="P3" style:family="paragraph" style:parent-style-name="Standard">
      <style:text-properties officeooo:rsid="0011786e" officeooo:paragraph-rsid="001194e3"/>
    </style:style>
    <style:style style:name="P4" style:family="paragraph" style:parent-style-name="Standard">
      <style:text-properties officeooo:rsid="0011786e" officeooo:paragraph-rsid="0012e1be"/>
    </style:style>
    <style:style style:name="P5" style:family="paragraph" style:parent-style-name="Standard">
      <style:text-properties officeooo:rsid="000c17c4" officeooo:paragraph-rsid="0011786e"/>
    </style:style>
    <style:style style:name="P6" style:family="paragraph" style:parent-style-name="Standard">
      <style:text-properties officeooo:rsid="000c17c4" officeooo:paragraph-rsid="00119e18"/>
    </style:style>
    <style:style style:name="P7" style:family="paragraph" style:parent-style-name="Standard">
      <style:text-properties officeooo:rsid="000c17c4" officeooo:paragraph-rsid="0012e1be"/>
    </style:style>
    <style:style style:name="P8" style:family="paragraph" style:parent-style-name="Standard">
      <style:text-properties fo:font-style="italic" officeooo:rsid="001dc20d" officeooo:paragraph-rsid="0011786e" style:font-style-asian="italic" style:font-style-complex="italic"/>
    </style:style>
    <style:style style:name="P9" style:family="paragraph" style:parent-style-name="Standard">
      <style:text-properties officeooo:rsid="001dc20d" officeooo:paragraph-rsid="0011786e"/>
    </style:style>
    <style:style style:name="P10" style:family="paragraph" style:parent-style-name="Standard">
      <style:text-properties officeooo:rsid="001194e3" officeooo:paragraph-rsid="001194e3"/>
    </style:style>
    <style:style style:name="P11" style:family="paragraph" style:parent-style-name="Standard">
      <style:text-properties officeooo:rsid="00119e18" officeooo:paragraph-rsid="00119e18"/>
    </style:style>
    <style:style style:name="P12" style:family="paragraph" style:parent-style-name="Standard">
      <style:text-properties officeooo:rsid="0011cfd4" officeooo:paragraph-rsid="0011cfd4"/>
    </style:style>
    <style:style style:name="P13" style:family="paragraph" style:parent-style-name="Standard">
      <style:text-properties officeooo:rsid="0012e1be" officeooo:paragraph-rsid="0012e1be"/>
    </style:style>
    <style:style style:name="P14" style:family="paragraph" style:parent-style-name="Standard">
      <style:text-properties officeooo:rsid="0012e1be" officeooo:paragraph-rsid="001557bf"/>
    </style:style>
    <style:style style:name="P15" style:family="paragraph" style:parent-style-name="Standard">
      <style:text-properties officeooo:rsid="001557bf" officeooo:paragraph-rsid="001557bf"/>
    </style:style>
    <style:style style:name="P16" style:family="paragraph" style:parent-style-name="Standard">
      <style:text-properties officeooo:rsid="001619cb" officeooo:paragraph-rsid="00175e7f"/>
    </style:style>
    <style:style style:name="P17" style:family="paragraph" style:parent-style-name="Standard">
      <style:text-properties officeooo:rsid="001619cb" officeooo:paragraph-rsid="0018341b"/>
    </style:style>
    <style:style style:name="P18" style:family="paragraph" style:parent-style-name="Standard">
      <style:text-properties officeooo:rsid="00175e7f" officeooo:paragraph-rsid="00175e7f"/>
    </style:style>
    <style:style style:name="P19" style:family="paragraph" style:parent-style-name="Standard">
      <style:text-properties officeooo:rsid="00175e7f" officeooo:paragraph-rsid="0018341b"/>
    </style:style>
    <style:style style:name="T1" style:family="text">
      <style:text-properties officeooo:rsid="0020cfad"/>
    </style:style>
    <style:style style:name="T2" style:family="text">
      <style:text-properties officeooo:rsid="001194e3"/>
    </style:style>
    <style:style style:name="T3" style:family="text">
      <style:text-properties officeooo:rsid="00202289"/>
    </style:style>
    <style:style style:name="T4" style:family="text">
      <style:text-properties officeooo:rsid="000cfeb6"/>
    </style:style>
    <style:style style:name="T5" style:family="text">
      <style:text-properties officeooo:rsid="001f016f"/>
    </style:style>
    <style:style style:name="T6" style:family="text">
      <style:text-properties officeooo:rsid="0011cfd4"/>
    </style:style>
    <style:style style:name="T7" style:family="text">
      <style:text-properties officeooo:rsid="0012e1be"/>
    </style:style>
    <style:style style:name="T8" style:family="text">
      <style:text-properties officeooo:rsid="00140292"/>
    </style:style>
    <style:style style:name="T9" style:family="text">
      <style:text-properties officeooo:rsid="001619cb"/>
    </style:style>
    <style:style style:name="T10" style:family="text">
      <style:text-properties officeooo:rsid="00175e7f"/>
    </style:style>
    <style:style style:name="T11" style:family="text">
      <style:text-properties fo:font-style="italic" officeooo:rsid="00175e7f" style:font-style-asian="italic" style:font-style-complex="italic"/>
    </style:style>
    <style:style style:name="T12" style:family="text">
      <style:text-properties officeooo:rsid="00190b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2">Full </text:span>Binary Trees</text:p>
      <text:p text:style-name="P2">by Sven Nilsen, 2019</text:p>
      <text:p text:style-name="P1"/>
      <text:p text:style-name="P8">In this paper I formalize<text:span text:style-name="T1"> full </text:span>binary trees in path semantics.</text:p>
      <text:p text:style-name="P9"/>
      <text:p text:style-name="P5">A <text:span text:style-name="T12">full </text:span>binary tree is a tree structure where every branch has two children, called “left” and “right”:</text:p>
      <text:p text:style-name="P5"/>
      <text:p text:style-name="P5"><text:tab/><text:span text:style-name="T12">full_</text:span>binary_tree : type</text:p>
      <text:p text:style-name="P5"/>
      <text:p text:style-name="P5"><text:tab/>left : branch → <text:span text:style-name="T12">full_</text:span>binary_tree</text:p>
      <text:p text:style-name="P5"><text:tab/>right : branch → <text:span text:style-name="T12">full_</text:span>binary_tree</text:p>
      <text:p text:style-name="P1"><text:tab/>branch : <text:span text:style-name="T12">full_</text:span>binary_tree → bool</text:p>
      <text:p text:style-name="P5"/>
      <text:p text:style-name="P1">It follows that if `left` returns something, the input must be a branch:</text:p>
      <text:p text:style-name="P1"/>
      <text:p text:style-name="P3"><text:tab/><text:span text:style-name="T2">∃ x { (∃left{y})(x) }<text:tab/><text:tab/>&lt;=&gt;<text:tab/><text:tab/>y : branch</text:span></text:p>
      <text:p text:style-name="P3"><text:tab/></text:p>
      <text:p text:style-name="P3">Similarly, if `right` returns something, the input must be a branch:</text:p>
      <text:p text:style-name="P3"/>
      <text:p text:style-name="P3"><text:tab/><text:span text:style-name="T2">∃ x { (∃right{y})(x) }<text:tab/><text:tab/>&lt;=&gt;<text:tab/><text:tab/>y : branch</text:span></text:p>
      <text:p text:style-name="P1"/>
      <text:p text:style-name="P12">Since `left` and `right` take branches, it means that they return something for all branches:</text:p>
      <text:p text:style-name="P1"/>
      <text:p text:style-name="P4"><text:tab/>∀ <text:span text:style-name="T6">y : branch { ∃ x { (∃left{y})(x) } ∧ ∃ x { (∃right{y})(x) } }</text:span></text:p>
      <text:p text:style-name="P1"/>
      <text:p text:style-name="P15">Notice that I have not added axioms, I just reason about what follows from the modest definition.</text:p>
      <text:p text:style-name="P1"/>
      <text:p text:style-name="P13">This gives a definition of branches.</text:p>
      <text:p text:style-name="P13">However, the definition of branches this way can be unclear.</text:p>
      <text:p text:style-name="P15">Even if it is correct, it might be counter-intuitive.</text:p>
      <text:p text:style-name="P15">The definition used above might appear to define left or right children in terms of branches.</text:p>
      <text:p text:style-name="P14">One would like to express what a branch is in terms of whether it has a left or right child.</text:p>
      <text:p text:style-name="P1"/>
      <text:p text:style-name="P15">To do this, I will take a different starting po<text:span text:style-name="T9">sition and work backward toward the same result.</text:span></text:p>
      <text:p text:style-name="P10"/>
      <text:p text:style-name="P10">When either `left` or `right` returns something, one says that the <text:span text:style-name="T12">full </text:span>binary tree has <text:span text:style-name="T6">a child</text:span>:</text:p>
      <text:p text:style-name="P5"/>
      <text:p text:style-name="P5"><text:tab/><text:span text:style-name="T1">has_child : full_binary_tree → bool</text:span></text:p>
      <text:p text:style-name="P5"><text:tab/><text:span text:style-name="T1">has_child(a) = ∃ x { left(a) == x ∨ right(a) == x }</text:span></text:p>
      <text:p text:style-name="P5"/>
      <text:p text:style-name="P10">From this one can derive that if a <text:span text:style-name="T12">full </text:span>binary <text:span text:style-name="T12">is a branch</text:span>, <text:span text:style-name="T12">it has a child</text:span>:</text:p>
      <text:p text:style-name="P10"/>
      <text:p text:style-name="P10"><text:tab/><text:span text:style-name="T12">branch</text:span> =&gt; <text:span text:style-name="T12">has_child</text:span></text:p>
      <text:p text:style-name="P5"/>
      <text:p text:style-name="P12">However, this is not sufficient to prove that every branch has both a left and right child.</text:p>
      <text:p text:style-name="P12"/>
      <text:p text:style-name="P12"><text:soft-page-break/>What one would like to show, is <text:span text:style-name="T7">the following:</text:span></text:p>
      <text:p text:style-name="P12"/>
      <text:p text:style-name="P12"><text:tab/><text:span text:style-name="T1">has_child</text:span>ren<text:span text:style-name="T1"> : full_binary_tree → bool</text:span></text:p>
      <text:p text:style-name="P7"><text:tab/><text:span text:style-name="T1">has_children(a) = ∃ x { left(a) == x } ∧ ∃ x { right(a) == x }</text:span></text:p>
      <text:p text:style-name="P5"/>
      <text:p text:style-name="P10">A branch <text:span text:style-name="T12">is logically equivalent to a full binary tree that has children:</text:span></text:p>
      <text:p text:style-name="P10"/>
      <text:p text:style-name="P10"><text:tab/>branch &lt;=&gt; <text:span text:style-name="T8">has_children</text:span></text:p>
      <text:p text:style-name="P10"/>
      <text:p text:style-name="P11">This means that if `left` returns something, the `right` function must return something for the same input. As a result, every branch has a left and a right sub-tree.</text:p>
      <text:p text:style-name="P11"/>
      <text:p text:style-name="P11">A leaf is a <text:span text:style-name="T12">full </text:span>binary tree that is not a branch:</text:p>
      <text:p text:style-name="P11"/>
      <text:p text:style-name="P6"><text:tab/>leaf : <text:span text:style-name="T12">full_</text:span>binary_tree → bool</text:p>
      <text:p text:style-name="P6"><text:tab/><text:span text:style-name="T3">not · branch &lt;=&gt; leaf</text:span></text:p>
      <text:p text:style-name="P6"/>
      <text:p text:style-name="P18">Not all <text:span text:style-name="T12">full </text:span>binary trees contain leafs. An infinite <text:span text:style-name="T12">and complete full </text:span>binary tree contains only branches, which means that there is no nodes that can be called leafs.</text:p>
      <text:p text:style-name="P6"/>
      <text:p text:style-name="P16">One must be careful to not <text:span text:style-name="T10">say too much about full binary trees in general, since there are properties which one can not prove or disprove from the definition.</text:span></text:p>
      <text:p text:style-name="P16"/>
      <text:p text:style-name="P17"><text:span text:style-name="T10">For example, one can imagine a full binary tree where every node has a parent, which left or right children is itself. Usually, there is a root node which is kind of special: It might have a parent (itself), but its children are other nodes. However, if one allows the tree to be more than countable infinite in size, then reaching the root can be made impossible. Therefore, every </text:span><text:span text:style-name="T11">reachable</text:span><text:span text:style-name="T10"> node has a parent, which left or right children is itself.</text:span></text:p>
      <text:p text:style-name="P17"/>
      <text:p text:style-name="P19">When one says that a <text:span text:style-name="T12">full </text:span>binary tree contains another, it means that either the <text:span text:style-name="T12">full </text:span>binary trees are equal, or if the first argument is a branch, the left or right children contains the second argument:</text:p>
      <text:p text:style-name="P6"/>
      <text:p text:style-name="P6"><text:tab/><text:span text:style-name="T4">contains : full_binary_tree ⨯ binary_tree → bool</text:span></text:p>
      <text:p text:style-name="P6"><text:tab/><text:span text:style-name="T5">contains(a, b) = a == b ∨ if branch(a) { contains(left(a), b) ∨ contains(right(a), b) } else { false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09:06:55.597854000</meta:creation-date>
    <dc:date>2019-09-04T18:47:24.251051000</dc:date>
    <meta:editing-duration>PT5M59S</meta:editing-duration>
    <meta:editing-cycles>2</meta:editing-cycles>
    <meta:generator>LibreOffice/5.1.2.2$MacOSX_X86_64 LibreOffice_project/d3bf12ecb743fc0d20e0be0c58ca359301eb705f</meta:generator>
    <meta:document-statistic meta:table-count="0" meta:image-count="0" meta:object-count="0" meta:page-count="2" meta:paragraph-count="43" meta:word-count="596" meta:character-count="3244" meta:non-whitespace-character-count="2668"/>
  </office:meta>
</office:document-meta>
</file>